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8000000D0E4F06EB3.png" manifest:media-type="image/png"/>
  <manifest:file-entry manifest:full-path="Pictures/10000000000000790000006E350431C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Kimberley Bl" svg:font-family="'Kimberley B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IN-Bold" svg:font-family="DIN-Bold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3965in" fo:margin-left="-0.075in" fo:margin-top="0in" fo:margin-bottom="0in" table:align="left" style:writing-mode="lr-tb"/>
    </style:style>
    <style:style style:name="Table1.A" style:family="table-column">
      <style:table-column-properties style:column-width="2.1319in"/>
    </style:style>
    <style:style style:name="Table1.C" style:family="table-column">
      <style:table-column-properties style:column-width="2.13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Liberation Serif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595959" style:font-name="Liberation Serif" fo:font-size="31pt" fo:language="en" fo:country="US" fo:font-weight="bold" style:font-size-asian="31pt" style:font-weight-asian="bold" style:font-name-complex="DIN-Bold" style:font-size-complex="31pt" style:font-weight-complex="bold"/>
    </style:style>
    <style:style style:name="P5" style:family="paragraph" style:parent-style-name="Standard">
      <style:paragraph-properties fo:margin-left="0in" fo:margin-right="0in" fo:text-indent="0.4917in" style:auto-text-indent="false"/>
    </style:style>
    <style:style style:name="P6" style:family="paragraph" style:parent-style-name="Standard">
      <style:paragraph-properties fo:margin-left="0in" fo:margin-right="0in" fo:text-indent="0.4917in" style:auto-text-indent="false"/>
      <style:text-properties style:font-name="Liberation Serif" fo:font-size="8pt" style:font-size-asian="8pt" style:font-size-complex="8pt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Liberation Serif" fo:font-size="14pt" style:font-size-asian="14pt" style:font-size-complex="14pt"/>
    </style:style>
    <style:style style:name="P10" style:family="paragraph" style:parent-style-name="Standard" style:master-page-name="Standard">
      <style:paragraph-properties fo:text-align="end" style:justify-single-word="false" style:page-number="auto"/>
    </style:style>
    <style:style style:name="P11" style:family="paragraph" style:parent-style-name="Standard_20__28_user_29_">
      <style:paragraph-properties fo:text-align="center" style:justify-single-word="false"/>
    </style:style>
    <style:style style:name="P12" style:family="paragraph" style:parent-style-name="Standard_20__28_user_29_">
      <style:text-properties style:font-name="Constantia" fo:font-size="10pt" fo:language="en" fo:country="US" style:font-size-asian="10pt" style:font-name-complex="Calibri1" style:font-size-complex="10pt"/>
    </style:style>
    <style:style style:name="P13" style:family="paragraph" style:parent-style-name="Standard_20__28_user_29_">
      <style:paragraph-properties fo:margin-left="3.9335in" fo:margin-right="0in" fo:text-indent="0in" style:auto-text-indent="false"/>
    </style:style>
    <style:style style:name="P14" style:family="paragraph" style:parent-style-name="Header">
      <style:text-properties fo:language="en" fo:country="US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erif" fo:font-size="14pt" style:font-size-asian="14pt" style:font-size-complex="14pt"/>
    </style:style>
    <style:style style:name="T5" style:family="text">
      <style:text-properties style:font-name="Liberation Serif" fo:font-size="14pt" style:font-size-asian="14pt" style:font-name-complex="Calibri1" style:font-size-complex="14pt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style:font-name-complex="Calibri1"/>
    </style:style>
    <style:style style:name="T8" style:family="text">
      <style:text-properties style:font-name="Liberation Serif" fo:font-size="10pt" fo:language="en" fo:country="US" style:font-size-asian="10pt" style:font-name-complex="Calibri1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88322" style:font-size-asian="12pt" style:font-size-complex="12pt"/>
    </style:style>
    <style:style style:name="T11" style:family="text">
      <style:text-properties style:font-name="Kimberley Bl" fo:font-size="14pt" fo:language="en" fo:country="US" style:font-size-asian="14pt" style:font-name-complex="Calibri1" style:font-size-complex="11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.061in, 0in, 0.070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-content" style:horizontal-pos="from-left" style:horizontal-rel="page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Alger, le : 21/03/2013</text:span></text:p>
      <text:p text:style-name="P13"><text:span text:style-name="T1">À, Monsieur le directeur de la sous direction des activités culturelles et sportives</text:span></text:p>
      <text:p text:style-name="Standard"/>
      <text:p text:style-name="Standard"><text:span text:style-name="T3">Objet : </text:span><text:span text:style-name="T4">Demande d’ouverture du club </text:span><text:span text:style-name="T3">pendant les vacances.</text:span></text:p>
      <text:p text:style-name="P1"/>
      <text:p text:style-name="P2"><text:span text:style-name="T9">Monsieur,</text:span></text:p>
      <text:p text:style-name="P2"><text:span text:style-name="T9">Nous vous prions de bien vouloir nous accorder l’autorisation d’accès au local du club Open Minds pendant les vacances (du </text:span><text:span text:style-name="T10">XX</text:span><text:span text:style-name="T9"> mars au </text:span><text:span text:style-name="T10">XX</text:span><text:span text:style-name="T9"> avril 2013).</text:span></text:p>
      <text:p text:style-name="P2"><text:span text:style-name="T9">En effet, nous souhaitons continuer nos activités pendant ces quinze jours, en continuant les formations et en allant plus en détail dans les projets. </text:span></text:p>
      <text:p text:style-name="P2"><text:span text:style-name="T9"><text:tab/>Dans l’attente d’une réponse favorable de votre part, veuillez agréer monsieur nos salutations distinguées.</text:span></text:p>
      <text:p text:style-name="P6"/>
      <text:p text:style-name="P6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7"><text:span text:style-name="T6">Directeur du CRI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<text:span text:style-name="T6">Président du club</text:span></text:p>
          </table:table-cell>
        </table:table-row>
      </table:table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Kimberley Bl" svg:font-family="'Kimberley B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IN-Bold" svg:font-family="DIN-Bold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F" style:font-size-asian="11pt" style:language-asian="fr" style:country-asian="FR" style:font-name-complex="Arial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true" style:font-name-asian="F" style:font-size-asian="11pt" style:language-asian="fr" style:country-asian="FR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center" style:justify-single-word="false"/>
    </style:style>
    <style:style style:name="MP2" style:family="paragraph" style:parent-style-name="Standard_20__28_user_29_">
      <style:text-properties style:font-name="Constantia" fo:font-size="10pt" fo:language="en" fo:country="US" style:font-size-asian="10pt" style:font-name-complex="Calibri1" style:font-size-complex="10pt"/>
    </style:style>
    <style:style style:name="MP3" style:family="paragraph" style:parent-style-name="Standard">
      <style:paragraph-properties fo:text-align="center" style:justify-single-word="false"/>
      <style:text-properties fo:color="#595959" style:font-name="Liberation Serif" fo:font-size="31pt" fo:language="en" fo:country="US" fo:font-weight="bold" style:font-size-asian="31pt" style:font-weight-asian="bold" style:font-name-complex="DIN-Bold" style:font-size-complex="31pt" style:font-weight-complex="bold"/>
    </style:style>
    <style:style style:name="MP4" style:family="paragraph" style:parent-style-name="Header">
      <style:text-properties fo:language="en" fo:country="US"/>
    </style:style>
    <style:style style:name="MT1" style:family="text">
      <style:text-properties style:font-name="Liberation Serif" fo:font-size="14pt" style:font-size-asian="14pt" style:font-name-complex="Calibri1" style:font-size-complex="14pt"/>
    </style:style>
    <style:style style:name="MT2" style:family="text">
      <style:text-properties style:font-name="Liberation Serif" style:font-name-complex="Calibri1"/>
    </style:style>
    <style:style style:name="MT3" style:family="text">
      <style:text-properties style:font-name="Kimberley Bl" fo:font-size="14pt" fo:language="en" fo:country="US" style:font-size-asian="14pt" style:font-name-complex="Calibri1" style:font-size-complex="11pt"/>
    </style:style>
    <style:style style:name="MT4" style:family="text">
      <style:text-properties style:font-name="Liberation Serif" fo:font-size="10pt" fo:language="en" fo:country="US" style:font-size-asian="10pt" style:font-name-complex="Calibri1" style:font-size-complex="10pt"/>
    </style:style>
    <style:style style:name="MT5" style:family="text">
      <style:text-properties style:font-name="Liberation Serif" fo:font-size="10pt" fo:language="zxx" fo:country="none" style:font-size-asian="10pt" style:font-name-complex="Calibri1" style:font-size-complex="10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.061in, 0in, 0.0701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-content" style:horizontal-pos="from-left" style:horizontal-rel="page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Université des Sciences et de la technologie Houari Boumediene </text:span></text:p>
        <text:p text:style-name="MP1"><text:span text:style-name="MT2">Sous Direction des Activités Culturelles et Sportives</text:span></text:p>
        <text:p text:style-name="MP1"><draw:frame draw:style-name="Mfr1" draw:name="Image 1" text:anchor-type="char" svg:x="-0.0937in" svg:y="0.0902in" svg:width="1.0661in" svg:height="0.989in" draw:z-index="1"><draw:image xlink:href="Pictures/10000000000000790000006E350431CE.jpg" xlink:type="simple" xlink:show="embed" xlink:actuate="onLoad"/><svg:desc>usthb.jpg</svg:desc></draw:frame><draw:frame draw:style-name="Mfr2" draw:name="Image2" text:anchor-type="char" svg:x="5.428in" svg:y="-1.811in" svg:width="1.1311in" svg:height="0.9457in" draw:z-index="0"><draw:image xlink:href="Pictures/10000201000000F8000000D0E4F06EB3.png" xlink:type="simple" xlink:show="embed" xlink:actuate="onLoad"/><svg:desc>logo_omc_2011.png</svg:desc></draw:frame><text:span text:style-name="MT3">Club Open Minds</text:span></text:p>
        <text:p text:style-name="MP2"/>
        <text:p text:style-name="MP3"/>
        <text:p text:style-name="MP2"/>
        <text:p text:style-name="Standard_20__28_user_29_"><text:span text:style-name="MT4">USTHB/CRI Bab Ezzouar, 16311, Alger</text:span></text:p>
        <text:p text:style-name="Standard_20__28_user_29_"><text:span text:style-name="MT4">Email:</text:span><text:a xlink:type="simple" xlink:href="mailto:openmindsclub@gmail.com" text:style-name="Internet_20_link" text:visited-style-name="Visited_20_Internet_20_Link"><text:span text:style-name="MT5">openmindsclub@gmail.com</text:span></text:a></text:p>
        <text:p text:style-name="Standard_20__28_user_29_"><text:span text:style-name="MT4"><text:s/>Web: </text:span><text:a xlink:type="simple" xlink:href="http://www.openmindsclub.org/" text:style-name="Internet_20_link" text:visited-style-name="Visited_20_Internet_20_Link"><text:span text:style-name="MT5">www.openmindsclub.org</text:span></text:a></text:p>
        <text:p text:style-name="MP4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4</meta:editing-cycles>
    <meta:print-date>2013-03-20T14:40:00</meta:print-date>
    <meta:creation-date>2013-03-17T20:06:00</meta:creation-date>
    <dc:date>2015-09-11T18:08:42.718857304</dc:date>
    <meta:editing-duration>PT43S</meta:editing-duration>
    <meta:generator>LibreOffice/4.4.3.2$Linux_x86 LibreOffice_project/40m0$Build-2</meta:generator>
    <meta:document-statistic meta:table-count="1" meta:image-count="2" meta:object-count="0" meta:page-count="1" meta:paragraph-count="15" meta:word-count="124" meta:character-count="835" meta:non-whitespace-character-count="7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